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FF54F85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Helvetica, sans-serif" style:font-family-generic="system"/>
    <style:font-face style:name="Courier New" svg:font-family="'Courier New'" style:font-family-generic="modern" style:font-pitch="fixed"/>
    <style:font-face style:name="OpenSymbol"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Monografia_5f_Titulo_5f_Capa" style:master-page-name="MP0">
      <style:paragraph-properties style:page-number="auto" fo:break-before="page"/>
      <style:text-properties fo:font-size="14pt" style:font-size-asian="14pt" style:font-size-complex="14pt"/>
    </style:style>
    <style:style style:name="P2" style:family="paragraph" style:parent-style-name="Monografia_5f_Titulo_5f_Capa">
      <style:paragraph-properties fo:text-align="start" style:justify-single-word="false"/>
    </style:style>
    <style:style style:name="P3" style:family="paragraph" style:parent-style-name="Monografia_5f_Titulo_5f_Capa">
      <style:paragraph-properties fo:line-height="100%" fo:text-align="start" style:justify-single-word="false"/>
    </style:style>
    <style:style style:name="P4" style:family="paragraph" style:parent-style-name="Monografia_5f_Titulo_5f_Capa">
      <style:paragraph-properties fo:line-height="100%" fo:text-align="start" style:justify-single-word="false"/>
      <style:text-properties fo:font-size="10.5pt" fo:font-weight="normal" style:font-size-asian="10.5pt" style:font-weight-asian="normal" style:font-size-complex="10.5pt"/>
    </style:style>
    <style:style style:name="P5" style:family="paragraph" style:parent-style-name="Text_20_body">
      <style:paragraph-properties fo:text-indent="0cm" style:auto-text-indent="false"/>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officeooo:paragraph-rsid="000cc706"/>
    </style:style>
    <style:style style:name="P8" style:family="paragraph" style:parent-style-name="Text_20_body">
      <style:paragraph-properties fo:margin-top="0cm" fo:margin-bottom="0cm" style:contextual-spacing="false"/>
      <style:text-properties officeooo:paragraph-rsid="000e356b"/>
    </style:style>
    <style:style style:name="P9" style:family="paragraph" style:parent-style-name="Heading_20_1" style:list-style-name="Numbering_20_1" style:master-page-name="">
      <style:paragraph-properties fo:margin-left="0cm" fo:margin-right="0cm" fo:line-height="150%" fo:hyphenation-ladder-count="no-limit" fo:hyphenation-keep="auto" loext:hyphenation-keep-type="column" style:page-number="auto">
        <style:tab-stops/>
      </style:paragraph-properties>
      <style:text-properties style:font-name="Arial" fo:font-size="1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P10" style:family="paragraph" style:parent-style-name="Text_20_body">
      <style:paragraph-properties fo:margin-top="0cm" fo:margin-bottom="0cm" style:contextual-spacing="false"/>
      <style:text-properties officeooo:paragraph-rsid="00094eaa"/>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paragraph-properties fo:margin-top="0cm" fo:margin-bottom="0cm" style:contextual-spacing="false"/>
      <style:text-properties officeooo:paragraph-rsid="00117cd1"/>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paragraph-properties fo:margin-top="0cm" fo:margin-bottom="0cm" style:contextual-spacing="false"/>
      <style:text-properties officeooo:paragraph-rsid="000af29e"/>
    </style:style>
    <style:style style:name="P15" style:family="paragraph" style:parent-style-name="Heading_20_2">
      <style:text-properties officeooo:paragraph-rsid="000a96bd"/>
    </style:style>
    <style:style style:name="P16" style:family="paragraph" style:parent-style-name="Text_20_body">
      <style:paragraph-properties fo:margin-top="0cm" fo:margin-bottom="0cm" style:contextual-spacing="false"/>
      <style:text-properties officeooo:paragraph-rsid="000a96bd"/>
    </style:style>
    <style:style style:name="P17" style:family="paragraph" style:parent-style-name="Text_20_body" style:list-style-name="L3">
      <style:paragraph-properties fo:margin-top="0cm" fo:margin-bottom="0cm" style:contextual-spacing="false"/>
      <style:text-properties officeooo:paragraph-rsid="000a96bd"/>
    </style:style>
    <style:style style:name="P18" style:family="paragraph" style:parent-style-name="Text_20_body">
      <style:paragraph-properties fo:margin-top="0cm" fo:margin-bottom="0cm" style:contextual-spacing="false"/>
      <style:text-properties officeooo:paragraph-rsid="000fc22a"/>
    </style:style>
    <style:style style:name="P19" style:family="paragraph" style:parent-style-name="Text_20_body">
      <style:paragraph-properties fo:margin-top="0cm" fo:margin-bottom="0cm" style:contextual-spacing="false"/>
      <style:text-properties officeooo:paragraph-rsid="00083b2f"/>
    </style:style>
    <style:style style:name="P20" style:family="paragraph" style:parent-style-name="Text_20_body">
      <style:paragraph-properties fo:margin-top="0cm" fo:margin-bottom="0.499cm" style:contextual-spacing="false" fo:text-align="start" style:justify-single-word="false" fo:text-indent="0cm" style:auto-text-indent="false"/>
      <style:text-properties officeooo:paragraph-rsid="000b48b8"/>
    </style:style>
    <style:style style:name="T1" style:family="text">
      <style:text-properties fo:font-weight="normal" style:font-weight-asian="normal"/>
    </style:style>
    <style:style style:name="T2" style:family="text">
      <style:text-properties fo:font-size="10.5pt" fo:font-weight="normal" style:font-size-asian="10.5pt" style:font-weight-asian="normal" style:font-size-complex="10.5pt"/>
    </style:style>
    <style:style style:name="T3" style:family="text">
      <style:text-properties fo:font-size="10.5pt" fo:font-weight="normal" officeooo:rsid="00083b2f" style:font-size-asian="10.5pt" style:font-weight-asian="normal" style:font-size-complex="10.5pt"/>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7f8a8"/>
    </style:style>
    <style:style style:name="T7" style:family="text">
      <style:text-properties fo:font-size="14pt" style:font-size-asian="14pt" style:font-size-complex="14pt"/>
    </style:style>
    <style:style style:name="T8" style:family="text">
      <style:text-properties style:font-name="Times New Roman" fo:font-size="14pt" fo:font-weight="normal" style:font-size-asian="14pt" style:font-weight-asian="normal" style:font-size-complex="14pt" style:font-weight-complex="normal"/>
    </style:style>
    <style:style style:name="T9" style:family="text">
      <style:text-properties officeooo:rsid="000cc706"/>
    </style:style>
    <style:style style:name="T10" style:family="text">
      <style:text-properties style:font-name="Arial"/>
    </style:style>
    <style:style style:name="T11" style:family="text">
      <style:text-properties officeooo:rsid="000e356b"/>
    </style:style>
    <style:style style:name="T12" style:family="text">
      <style:text-properties officeooo:rsid="00117cd1"/>
    </style:style>
    <style:style style:name="T13" style:family="text">
      <style:text-properties officeooo:rsid="00083b2f" fo:background-color="transparent" loext:char-shading-value="0"/>
    </style:style>
    <style:style style:name="T14" style:family="text">
      <style:text-properties fo:background-color="transparent" loext:char-shading-value="0"/>
    </style:style>
    <style:style style:name="T15" style:family="text">
      <style:text-properties style:font-name="Arial" fo:font-size="12pt" fo:font-style="normal" fo:background-color="transparent" loext:char-shading-value="0" style:font-name-asian="Arial" style:font-size-asian="14pt" style:font-style-asian="normal" style:font-name-complex="Arial" style:font-size-complex="14pt" style:font-style-complex="normal"/>
    </style:style>
    <style:style style:name="T16" style:family="text">
      <style:text-properties style:font-name="Arial" style:font-name-asian="Arial" style:font-name-complex="Arial"/>
    </style:style>
    <style:style style:name="T17" style:family="text">
      <style:text-properties officeooo:rsid="000fc22a"/>
    </style:style>
    <style:style style:name="T18" style:family="text">
      <style:text-properties fo:color="#ff0000" loext:opacity="100%"/>
    </style:style>
    <style:style style:name="T19" style:family="text">
      <style:text-properties fo:language="en" fo:country="US"/>
    </style:style>
    <style:style style:name="T20" style:family="text">
      <style:text-properties style:font-name="Arial" fo:font-weight="normal" style:font-weight-asian="normal" style:font-weight-complex="normal"/>
    </style:style>
    <text:list-style style:name="L1">
      <text:list-level-style-bullet text:level="1" text:style-name="WW_5f_CharLFO10LVL1" loext:num-list-format="%1%" text:bullet-char="•">
        <style:list-level-properties text:list-level-position-and-space-mode="label-alignment">
          <style:list-level-label-alignment text:label-followed-by="listtab" fo:text-indent="-0.499cm" fo:margin-left="1.251cm"/>
        </style:list-level-properties>
        <style:text-properties style:font-name="StarSymbol"/>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501cm"/>
        </style:list-level-properties>
        <style:text-properties style:font-name="StarSymbol"/>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52cm"/>
        </style:list-level-properties>
        <style:text-properties style:font-name="StarSymbol"/>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5.002cm"/>
        </style:list-level-properties>
        <style:text-properties style:font-name="StarSymbol"/>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53cm"/>
        </style:list-level-properties>
        <style:text-properties style:font-name="StarSymbol"/>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504cm"/>
        </style:list-level-properties>
        <style:text-properties style:font-name="StarSymbol"/>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54cm"/>
        </style:list-level-properties>
        <style:text-properties style:font-name="StarSymbol"/>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10.005cm"/>
        </style:list-level-properties>
        <style:text-properties style:font-name="StarSymbol"/>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5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499cm" fo:margin-left="1.251cm"/>
        </style:list-level-properties>
        <style:text-properties style:font-name="StarSymbol"/>
      </text:list-level-style-bullet>
      <text:list-level-style-bullet text:level="2" text:style-name="WW_5f_CharLFO11LVL2" loext:num-list-format="%2%" text:bullet-char="•">
        <style:list-level-properties text:list-level-position-and-space-mode="label-alignment">
          <style:list-level-label-alignment text:label-followed-by="listtab" fo:text-indent="-0.499cm" fo:margin-left="2.501cm"/>
        </style:list-level-properties>
        <style:text-properties style:font-name="StarSymbol"/>
      </text:list-level-style-bullet>
      <text:list-level-style-bullet text:level="3" text:style-name="WW_5f_CharLFO11LVL3" loext:num-list-format="%3%" text:bullet-char="•">
        <style:list-level-properties text:list-level-position-and-space-mode="label-alignment">
          <style:list-level-label-alignment text:label-followed-by="listtab" fo:text-indent="-0.499cm" fo:margin-left="3.752cm"/>
        </style:list-level-properties>
        <style:text-properties style:font-name="StarSymbol"/>
      </text:list-level-style-bullet>
      <text:list-level-style-bullet text:level="4" text:style-name="WW_5f_CharLFO11LVL4" loext:num-list-format="%4%" text:bullet-char="•">
        <style:list-level-properties text:list-level-position-and-space-mode="label-alignment">
          <style:list-level-label-alignment text:label-followed-by="listtab" fo:text-indent="-0.499cm" fo:margin-left="5.002cm"/>
        </style:list-level-properties>
        <style:text-properties style:font-name="StarSymbol"/>
      </text:list-level-style-bullet>
      <text:list-level-style-bullet text:level="5" text:style-name="WW_5f_CharLFO11LVL5" loext:num-list-format="%5%" text:bullet-char="•">
        <style:list-level-properties text:list-level-position-and-space-mode="label-alignment">
          <style:list-level-label-alignment text:label-followed-by="listtab" fo:text-indent="-0.499cm" fo:margin-left="6.253cm"/>
        </style:list-level-properties>
        <style:text-properties style:font-name="StarSymbol"/>
      </text:list-level-style-bullet>
      <text:list-level-style-bullet text:level="6" text:style-name="WW_5f_CharLFO11LVL6" loext:num-list-format="%6%" text:bullet-char="•">
        <style:list-level-properties text:list-level-position-and-space-mode="label-alignment">
          <style:list-level-label-alignment text:label-followed-by="listtab" fo:text-indent="-0.499cm" fo:margin-left="7.504cm"/>
        </style:list-level-properties>
        <style:text-properties style:font-name="StarSymbol"/>
      </text:list-level-style-bullet>
      <text:list-level-style-bullet text:level="7" text:style-name="WW_5f_CharLFO11LVL7" loext:num-list-format="%7%" text:bullet-char="•">
        <style:list-level-properties text:list-level-position-and-space-mode="label-alignment">
          <style:list-level-label-alignment text:label-followed-by="listtab" fo:text-indent="-0.499cm" fo:margin-left="8.754cm"/>
        </style:list-level-properties>
        <style:text-properties style:font-name="StarSymbol"/>
      </text:list-level-style-bullet>
      <text:list-level-style-bullet text:level="8" text:style-name="WW_5f_CharLFO11LVL8" loext:num-list-format="%8%" text:bullet-char="•">
        <style:list-level-properties text:list-level-position-and-space-mode="label-alignment">
          <style:list-level-label-alignment text:label-followed-by="listtab" fo:text-indent="-0.499cm" fo:margin-left="10.005cm"/>
        </style:list-level-properties>
        <style:text-properties style:font-name="StarSymbol"/>
      </text:list-level-style-bullet>
      <text:list-level-style-bullet text:level="9" text:style-name="WW_5f_CharLFO11LVL9" loext:num-list-format="%9%" text:bullet-char="•">
        <style:list-level-properties text:list-level-position-and-space-mode="label-alignment">
          <style:list-level-label-alignment text:label-followed-by="listtab" fo:text-indent="-0.499cm" fo:margin-left="11.25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AÇÃO EM NUVEM E SUSTENTABILIDADE</text:p>
      <text:p text:style-name="P2"/>
      <text:p text:style-name="P3"><text:span text:style-name="Fonte_20_parág._20_padrão"><text:span text:style-name="T1"><text:tab/></text:span></text:span><text:span text:style-name="Fonte_20_parág._20_padrão"><text:span text:style-name="T2">Nilton Dionisio Guerra</text:span></text:span></text:p>
      <text:p text:style-name="P3"><text:span text:style-name="Fonte_20_parág._20_padrão"><text:span text:style-name="T2"><text:tab/></text:span></text:span><text:a xlink:type="simple" xlink:href="mailto:nilton.guerra@fatec.sp.gov.br" office:target-frame-name="_top" xlink:show="replace" text:style-name="Internet_20_link" text:visited-style-name="Visited_20_Internet_20_Link"><text:span text:style-name="Fonte_20_parág._20_padrão"><text:span text:style-name="T2">nilton.guerra@fatec.sp.gov.br</text:span></text:span></text:a></text:p>
      <text:p text:style-name="P4"><text:tab/>Faculdade de Tecnologia de Mauá - FATEC</text:p>
      <text:p text:style-name="P3"><text:span text:style-name="Fonte_20_parág._20_padrão"><text:span text:style-name="T2"><text:tab/></text:span></text:span><text:span text:style-name="Fonte_20_parág._20_padrão"><text:span text:style-name="T3">N</text:span></text:span><text:span text:style-name="Fonte_20_parág._20_padrão"><text:span text:style-name="T2">ome do professor: B</text:span></text:span><text:span text:style-name="Fonte_20_parág._20_padrão"><text:span text:style-name="T3">RUNO ZOLOTAREFF DOS SANTOS </text:span></text:span></text:p>
      <text:list text:style-name="Numbering_20_1">
        <text:list-header>
          <text:p text:style-name="Heading_20_1">Resumo<text:span text:style-name="T4"/></text:p>
        </text:list-header>
      </text:list>
      <text:p text:style-name="P5">Este artigo explora a interseção entre computação em nuvem e sustentabilidade, analisando como essa tecnologia pode ser utilizada para reduzir impactos ambientais e promover práticas sustentáveis. Com base em três artigos relevantes, a pesquisa destaca como provedores de serviços em nuvem podem ajudar empresas a atingir suas metas de sustentabilidade através da eficiência operacional e do gerenciamento de recursos. As metodologias abordadas incluem análise de mercado, revisão sistemática da literatura e estudos de caso, que fornecem uma visão abrangente das práticas atuais e desafios enfrentados. A conclusão sugere que, embora a computação em nuvem ofereça oportunidades significativas para a sustentabilidade, é essencial implementar estratégias eficazes e inovadoras para maximizar seu potencial ambiental positivo.</text:p>
      <text:p text:style-name="P5"><text:span text:style-name="Fonte_20_parág._20_padrão"><text:span text:style-name="T5">Palavras chave:</text:span></text:span> <text:span text:style-name="T6">C</text:span>omputação <text:span text:style-name="T6">E</text:span>m <text:span text:style-name="T6">N</text:span>uvem, <text:span text:style-name="T6">S</text:span>ustentabilidade, Eficiência Energética, Gestão <text:span text:style-name="T6">D</text:span>e <text:span text:style-name="T6">R</text:span>ecursos <text:span text:style-name="T6">E</text:span> <text:span text:style-name="T6">I</text:span>novação Tecnológica.</text:p>
      <text:list text:continue-numbering="true" text:style-name="Numbering_20_1">
        <text:list-item>
          <text:p text:style-name="Heading_20_1"><text:span text:style-name="T7">Introdução</text:span><text:span text:style-name="T8"/></text:p>
        </text:list-item>
      </text:list>
      <text:p text:style-name="P6">A computação em nuvem tem se destacado como uma das principais inovações tecnológicas das últimas décadas, oferecendo às empresas uma nova forma de gerenciar, processar e armazenar dados com flexibilidade e eficiência. Esse modelo permite que as organizações escalem seus recursos conforme necessário, reduzindo custos de infraestrutura e promovendo maior eficiência operacional. No entanto, o aumento da utilização de data centers — a espinha dorsal da nuvem — trouxe à tona preocupações ambientais relacionadas ao alto consumo de energia, uma vez que esses centros exigem resfriamento e manutenção constante, além de utilizarem uma quantidade significativa de eletricidade (<text:span text:style-name="T9">MICROSOFT</text:span>, 202<text:span text:style-name="T9">3</text:span>).</text:p>
      <text:p text:style-name="P6">Essas questões ambientais são especialmente relevantes em um contexto global onde se discute a necessidade de práticas empresariais sustentáveis. A migração de sistemas e dados para a nuvem pública, gerenciada de forma eficiente, <text:soft-page-break/>pode contribuir para reduzir a emissão de gases do efeito estufa, sendo uma alternativa significativa para a diminuição da pegada de carbono. Estudos indicam que essa mudança pode resultar em uma redução de até 59 milhões de toneladas de CO₂ anualmente, o que equivale a remover milhões de veículos das ruas, reduzindo substancialmente a poluição atmosférica e o impacto ambiental (CRUZ et al., 2019).</text:p>
      <text:p text:style-name="P6">Além disso, a escolha por provedores de nuvem comprometidos com o uso de energias renováveis e políticas claras de sustentabilidade tem se mostrado uma prática eficaz para as empresas que buscam alinhar suas operações aos Objetivos de Desenvolvimento Sustentável (ODS). Essa seleção não apenas mitiga o impacto ambiental, mas também posiciona as organizações de maneira favorável frente a consumidores e parceiros cada vez mais conscientes e exigentes em relação à responsabilidade ambiental (SILVA; SANTOS, 2020).</text:p>
      <text:p text:style-name="P7">Por fim, a adoção de práticas sustentáveis nos sistemas de computação em nuvem tem se mostrado uma estratégia vantajosa também no aspecto econômico. A otimização de recursos, aliada a métodos de refrigeração eficientes, reduz custos operacionais, contribuindo para uma infraestrutura não apenas mais ecológica, mas também mais econômica. Assim, a computação em nuvem sustentável é um exemplo de como inovação e sustentabilidade podem caminhar juntas, promovendo um futuro mais responsável e equilibrado (<text:span text:style-name="T9">MICROSOFT</text:span>, 202<text:span text:style-name="T9">3</text:span>).</text:p>
      <text:list text:continue-numbering="true" text:style-name="Numbering_20_1">
        <text:list-item>
          <text:p text:style-name="Heading_20_1">Referencial teórico</text:p>
        </text:list-item>
      </text:list>
      <text:p text:style-name="P8">A computação em nuvem tem se consolidado como uma solução eficaz para otimização de recursos e eficiência energética no ambiente corporativo, reduzindo significativamente o impacto ambiental associado ao consumo de energia (<text:span text:style-name="T9">MICROSOFT</text:span>, 202<text:span text:style-name="T9">3</text:span>; CRUZ; SILVA; SANTOS, 2019). Estudos apontam que a migração para ambientes de nuvem pública possibilita uma redução das emissões de CO₂, o que contribui diretamente para as metas globais de sustentabilidade (<text:span text:style-name="Fonte_20_parág._20_padrão"><text:span text:style-name="T10">IEEE</text:span></text:span>, 202<text:span text:style-name="T11">4</text:span>).</text:p>
      <text:p text:style-name="P7">Além dos benefícios ambientais, a escolha por provedores de nuvem que utilizam energia renovável representa um avanço nas políticas de sustentabilidade das empresas, aumentando sua responsabilidade social e promovendo boas práticas (<text:span text:style-name="T9">MICROSOFT</text:span>, 202<text:span text:style-name="T9">3</text:span>). Essa iniciativa, aliada ao uso de tecnologias que otimizam o uso de recursos, reflete o compromisso do setor de tecnologia com o <text:soft-page-break/>desenvolvimento sustentável (CRUZ; SILVA; SANTOS, 2019).</text:p>
      <text:p text:style-name="P8">Com o crescimento do interesse em sustentabilidade, empresas estão adotando a computação em nuvem para reduzir custos e aprimorar sua eficiência operacional sem prejudicar o meio ambiente (<text:span text:style-name="T9">MICROSOFT</text:span>, 202<text:span text:style-name="T9">3</text:span>; <text:span text:style-name="Fonte_20_parág._20_padrão"><text:span text:style-name="T10">IEEE</text:span></text:span>, 202<text:span text:style-name="T11">4</text:span>).</text:p>
      <text:list xml:id="list224141876662972" text:continue-numbering="true" text:style-name="Numbering_20_1">
        <text:list-item>
          <text:p text:style-name="P9">Metodologia</text:p>
        </text:list-item>
      </text:list>
      <text:p text:style-name="Text_20_body">Este estudo utilizou uma abordagem qualitativa e exploratória para investigar a relação entre computação em nuvem e sustentabilidade, baseando-se em três artigos relevantes que discutem essa temática, dos quais iremos abordar como são feitas suas metodologias para definir suas conclusões.</text:p>
      <text:list xml:id="list3853294728" text:style-name="Numbering_20_2">
        <text:list-item>
          <text:list>
            <text:list-header>
              <text:p text:style-name="Heading_20_2"><text:span text:style-name="T12">3.1. <text:s/></text:span>Pesquisa de mercado </text:p>
            </text:list-header>
          </text:list>
        </text:list-item>
      </text:list>
      <text:p text:style-name="P10">O artigo <text:span text:style-name="T9">Microsoft</text:span> utiliza dados do mercado de computação em nuvem para identificar tendências e práticas sustentáveis. A <text:span text:style-name="T9">Microsoft</text:span> realiza análises quantitativas, como estatísticas de uso de recursos e emissões de carbono.</text:p>
      <text:list text:style-name="L1">
        <text:list-item>
          <text:p text:style-name="P11"><text:span text:style-name="Strong_20_Emphasis">Estudos de Caso</text:span>: A pesquisa inclui exemplos práticos de empresas que implementaram soluções em nuvem, analisando seus resultados em termos de eficiência energética e sustentabilidade.</text:p>
        </text:list-item>
        <text:list-item>
          <text:p text:style-name="P11"><text:span text:style-name="Strong_20_Emphasis">Entrevistas</text:span>: A <text:span text:style-name="T9">Microsoft </text:span>realiza entrevistas com líderes do setor, coletando insights qualitativos sobre os desafios e oportunidades que as empresas enfrentam ao integrar práticas sustentáveis em suas operações.</text:p>
        </text:list-item>
      </text:list>
      <text:p text:style-name="P12">Essa abordagem mista (quantitativa e qualitativa) permite uma análise abrangente do impacto da computação em nuvem na sustentabilidade empresarial.</text:p>
      <text:list xml:id="list224142156615146" text:continue-list="list3853294728" text:style-name="Numbering_20_2">
        <text:list-item>
          <text:list>
            <text:list-header>
              <text:p text:style-name="Heading_20_2"><text:span text:style-name="T12">3.2. </text:span>Revisão Sistemática da Literatura</text:p>
            </text:list-header>
          </text:list>
        </text:list-item>
      </text:list>
      <text:p text:style-name="P12">Os autores do artigo Holistic resource management for sustainable and reliable cloud computing: An innovative solution to global challenge realizam uma revisão da literatura existente sobre gestão de recursos e sustentabilidade na computação em nuvem. Isso envolve a seleção e análise crítica de artigos acadêmicos, teses e relatórios relevantes.</text:p>
      <text:list text:style-name="L2">
        <text:list-item>
          <text:p text:style-name="P13"><text:span text:style-name="Strong_20_Emphasis">Modelagem Teórica</text:span>: A partir da revisão, os autores desenvolvem um modelo teórico que visa otimizar a gestão de recursos em nuvem, considerando as práticas de sustentabilidade. Eles propõem um framework que integra aspectos operacionais e ambientais.</text:p>
        </text:list-item>
        <text:list-item>
          <text:p text:style-name="P13"><text:soft-page-break/><text:span text:style-name="Strong_20_Emphasis">Análise Comparativa</text:span>: A pesquisa pode incluir uma comparação entre diferentes modelos de gestão de recursos em nuvem, identificando quais são mais eficazes em termos de sustentabilidade.</text:p>
        </text:list-item>
      </text:list>
      <text:p text:style-name="P14">Essa metodologia permite que os autores apresentem uma base teórica sólida e proponham soluções inovadoras para a gestão de recursos.</text:p>
      <text:list xml:id="list224141770299170" text:continue-list="list224142156615146" text:style-name="Numbering_20_2">
        <text:list-item>
          <text:list>
            <text:list-header>
              <text:p text:style-name="P15"><text:span text:style-name="T13">3</text:span><text:span text:style-name="T14">.3.<text:tab/></text:span><text:span text:style-name="Strong_20_Emphasis"><text:span text:style-name="T15"> Análise de Estudos de Caso</text:span></text:span></text:p>
            </text:list-header>
          </text:list>
        </text:list-item>
      </text:list>
      <text:p text:style-name="P16"><text:s/>O a<text:span text:style-name="T16">rtigo Green Cloud Computing: Goals, Techniques, Architectures, and Research Challenges utiliza uma combinação de metodologias para investigar práticas de computação em nuvem</text:span> sustentável.</text:p>
      <text:list text:style-name="L3">
        <text:list-item>
          <text:p text:style-name="P17"><text:span text:style-name="Strong_20_Emphasis">Revisão Bibliográfica</text:span>: A pesquisa começou com uma revisão de literatura para identificar as melhores práticas e lacunas nas soluções de nuvem verde.</text:p>
        </text:list-item>
        <text:list-item>
          <text:p text:style-name="P17"><text:span text:style-name="Strong_20_Emphasis">Análise de Técnicas e Arquiteturas</text:span>: Em seguida, os autores realizaram uma análise comparativa das principais técnicas e arquiteturas de nuvem verde, como virtualização e uso de energia renovável.</text:p>
        </text:list-item>
        <text:list-item>
          <text:p text:style-name="P17"><text:span text:style-name="Strong_20_Emphasis">Entrevistas com Especialistas</text:span>: Foram realizadas entrevistas com profissionais da área para obter insights práticos sobre os desafios e oportunidades no setor.</text:p>
        </text:list-item>
        <text:list-item>
          <text:p text:style-name="P17"><text:span text:style-name="Strong_20_Emphasis">Identificação de Desafios e Áreas de Pesquisa</text:span>: O estudo também destacou desafios como a escalabilidade das soluções e sugeriu áreas para futuras pesquisas, incluindo a interação com a IA em nuvem.</text:p>
        </text:list-item>
      </text:list>
      <text:p text:style-name="P16">Essas metodologias oferecem uma análise abrangente das soluções sustentáveis e dos desafios emergentes no campo da computação em nuvem verde.</text:p>
      <text:p text:style-name="P16">As metodologias utilizadas nos artigos refletem uma diversidade de abordagens que vão desde análises quantitativas e qualitativas até revisões sistemáticas da literatura e estudos de caso. Essa variedade enriquece a discussão sobre a intersecção entre computação em nuvem e sustentabilidade, oferecendo uma compreensão abrangente do tema.</text:p>
      <text:list xml:id="list224141454565853" text:continue-list="list224141876662972" text:style-name="Numbering_20_1">
        <text:list-item>
          <text:p text:style-name="Heading_20_1"><text:span text:style-name="Fonte_20_parág._20_padrão"><text:span text:style-name="Strong_20_Emphasis">Resultados Obtidos</text:span></text:span></text:p>
        </text:list-item>
      </text:list>
      <text:p text:style-name="P6">A análise da interseção entre a computação em nuvem e a sustentabilidade, com base nos artigos revisados, revelou resultados significativos sobre como as práticas de nuvem verde podem beneficiar tanto o meio ambiente quanto as empresas.</text:p>
      <text:list text:continue-list="list224141770299170" text:style-name="Numbering_20_2">
        <text:list-item>
          <text:list>
            <text:list-header>
              <text:p text:style-name="Heading_20_2"><text:soft-page-break/><text:span text:style-name="Strong_20_Emphasis"><text:span text:style-name="T17">4.1. </text:span></text:span><text:span text:style-name="Strong_20_Emphasis">Eficiência Energética e Redução de Emissões</text:span></text:p>
            </text:list-header>
          </text:list>
        </text:list-item>
      </text:list>
      <text:p text:style-name="P18">A migração para a nuvem pública demonstrou uma redução substancial das emissões de CO₂, contribuindo para as metas globais de sustentabilidade. A implementação de provedores que utilizam energia renovável tem gerado impactos positivos, tanto ambientais quanto econômicos. Dados de CRUZ et al. (2019) indicam que as empresas que adotam essa migração podem reduzir até 59 milhões de toneladas de CO₂ anualmente, o equivalente à retirada de milhões de veículos das ruas, com implicações significativas para a qualidade do ar e o impacto ambiental.</text:p>
      <text:list text:continue-numbering="true" text:style-name="Numbering_20_2">
        <text:list-item>
          <text:list>
            <text:list-header>
              <text:p text:style-name="Heading_20_2"><text:span text:style-name="Strong_20_Emphasis"><text:span text:style-name="T17">4.2. </text:span></text:span><text:span text:style-name="Strong_20_Emphasis">Sustentabilidade Econômica e Inovação Tecnológica</text:span></text:p>
            </text:list-header>
          </text:list>
        </text:list-item>
      </text:list>
      <text:p text:style-name="P18">Além dos benefícios ambientais, a computação em nuvem sustentável oferece vantagens econômicas substanciais. A otimização dos recursos e a implementação de métodos de refrigeração eficientes, como indicado no estudo da Microsoft (2023), não apenas reduzem os custos operacionais, mas também ajudam as empresas a equilibrar inovação e responsabilidade ambiental. De acordo com esses estudos, as empresas que adotam esses modelos de nuvem verde se tornam mais competitivas, atendendo à crescente demanda por práticas empresariais responsáveis.</text:p>
      <text:list text:continue-numbering="true" text:style-name="Numbering_20_2">
        <text:list-item>
          <text:list>
            <text:list-header>
              <text:p text:style-name="Heading_20_2"><text:span text:style-name="Strong_20_Emphasis"><text:span text:style-name="T17">4.3. </text:span></text:span><text:span text:style-name="Strong_20_Emphasis">Desafios e Oportunidades</text:span></text:p>
            </text:list-header>
          </text:list>
        </text:list-item>
      </text:list>
      <text:p text:style-name="P18">Embora a computação em nuvem sustentável mostre grande potencial, também foram identificados desafios, como a escalabilidade das soluções e a necessidade de investimentos em infraestrutura sustentável para suportar a computação em nuvem. A implementação eficaz depende de uma combinação de inovação tecnológica com políticas claras de sustentabilidade (IEEE, 2024). As entrevistas com especialistas realizadas no estudo indicam que esses desafios podem ser superados com o aumento da conscientização e adoção de tecnologias emergentes, como a inteligência artificial aplicada à nuvem.</text:p>
      <text:p text:style-name="P6">Esses resultados indicam que a computação em nuvem sustentável, embora cheia de oportunidades, exige um compromisso contínuo com práticas inovadoras e sustentáveis para maximizar seu impacto positivo, tanto no aspecto ambiental quanto econômico.</text:p>
      <text:p text:style-name="P6"><text:span text:style-name="Fonte_20_parág._20_padrão"><text:span text:style-name="T18"/></text:span></text:p>
      <text:list text:continue-list="list224141454565853" text:style-name="Numbering_20_1">
        <text:list-item>
          <text:p text:style-name="Heading_20_1"><text:soft-page-break/><office:annotation office:name="12" loext:resolved="false"><dc:creator>Docentes - Fatec Mauá</dc:creator><dc:date>2024-11-07T19:51:00</dc:date><text:p text:style-name="Texto_20_de_20_comentário">14</text:p></office:annotation>Considerações finais<office:annotation-end office:name="12"/></text:p>
        </text:list-item>
      </text:list>
      <text:p text:style-name="P7">Este estudo buscou compreender as interações entre a computação em nuvem e as práticas de sustentabilidade, revelando a importância da adoção de soluções tecnológicas que minimizem os impactos ambientais das operações empresariais. Os resultados indicam que a computação em nuvem pode ser um aliado estratégico na busca por eficiência energética e redução de emissões de gases de efeito estufa (<text:span text:style-name="T9">MICROSOFT</text:span>, 202<text:span text:style-name="T9">3</text:span>; CRUZ; SILVA; SANTOS, 2019).</text:p>
      <text:p text:style-name="P8">Além disso, a análise das práticas sustentáveis adotadas por provedores de serviços em nuvem demonstra que a transição para esse modelo não apenas melhora a performance ambiental das empresas, mas também contribui para sua competitividade no mercado. As organizações que optam pela migração para a nuvem têm a oportunidade de alinhar suas operações com as crescentes demandas por responsabilidade social, reforçando sua imagem perante consumidores e investidores (<text:span text:style-name="Fonte_20_parág._20_padrão"><text:span text:style-name="T10">IEEE</text:span></text:span>, 202<text:span text:style-name="T11">4</text:span>).</text:p>
      <text:p text:style-name="P8">Por fim, este trabalho ressalta a necessidade de uma abordagem integrada que considere tanto os aspectos tecnológicos quanto os compromissos ambientais nas estratégias empresariais. A computação em nuvem, ao proporcionar soluções mais sustentáveis, representa uma mudança paradigmática na forma como as empresas operam, promovendo um futuro mais equilibrado e responsável em relação ao meio ambiente (<text:span text:style-name="T9">MICROSOFT</text:span>, 202<text:span text:style-name="T9">3</text:span>; CRUZ; SILVA; SANTOS, 2019; <text:span text:style-name="Fonte_20_parág._20_padrão"><text:span text:style-name="T10">IEEE</text:span></text:span>, 202<text:span text:style-name="T11">4</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text:continue-numbering="true" text:style-name="Numbering_20_1">
        <text:list-item>
          <text:p text:style-name="Heading_20_1"><text:soft-page-break/><office:annotation office:name="13" loext:resolved="false"><dc:creator>Docentes - Fatec Mauá</dc:creator><dc:date>2024-11-07T19:52:00</dc:date><text:p text:style-name="Texto_20_de_20_comentário">14</text:p></office:annotation><text:span text:style-name="Fonte_20_parág._20_padrão"><text:span text:style-name="T19">Referenciais</text:span></text:span><office:annotation-end office:name="13"/></text:p>
        </text:list-item>
      </text:list>
      <text:p text:style-name="P20"><text:span text:style-name="Fonte_20_parág._20_padrão"><text:span text:style-name="T10">CRUZ, M.; SILVA, J.; SANTOS, L.Holistic resource management for sustainable and reliable cloud computing: An innovative solution to global challenge. Journal of Cloud Computing, Spring Open, 2019. Disponível em: https://www.sciencedirect.com/science/article/abs/pii/S0164121219301098. </text:span></text:span><text:span text:style-name="T10">Acesso em: 31 out. 2024.</text:span></text:p>
      <text:p text:style-name="P20"><text:span text:style-name="Fonte_20_parág._20_padrão"><text:span text:style-name="Strong_20_Emphasis"><text:span text:style-name="T20">MICROSOFT.</text:span></text:span></text:span><text:span text:style-name="Fonte_20_parág._20_padrão"><text:span text:style-name="T10"> Myths and Misconceptions Around Reducing Carbon Embedded in Cloud Platforms, ACM. 2023. Disponível em: &lt;https://dl.acm.org/doi/abs/10.1145/3604930.3605717</text:span></text:span><text:a xlink:type="simple" xlink:href="https://www.microsoft.com/sustainability%3E" office:target-frame-name="_new" xlink:show="replace" text:style-name="Internet_20_link" text:visited-style-name="Visited_20_Internet_20_Link"><text:span text:style-name="Fonte_20_parág._20_padrão"><text:span text:style-name="T10">&gt;</text:span></text:span></text:a><text:span text:style-name="Fonte_20_parág._20_padrão"><text:span text:style-name="T10">. Acesso em: 07 nov. 2024. </text:span></text:span></text:p>
      <text:p text:style-name="P20"><text:span text:style-name="Fonte_20_parág._20_padrão"><text:span text:style-name="T10">IEEE. Green Cloud Computing: Goals, Techniques, Architectures, and Research Challenges. 2024, IEE Xplore. Disponível em: https://ieeexplore.ieee.org/abstract/document/10141845 . Acesso em: 07 nov. 2024.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Helvetica, sans-serif" style:font-family-generic="system"/>
    <style:font-face style:name="Courier New" svg:font-family="'Courier New'" style:font-family-generic="modern" style:font-pitch="fixed"/>
    <style:font-face style:name="OpenSymbol"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fill-image draw:name="Painted_20_White" draw:display-name="Painted White" xlink:href="Pictures/100000000000020000000200FF54F853.jp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style:font-name-asian="Times New Roman" style:font-size-asian="12pt" style:language-asian="ja" style:country-asian="JP"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true" fo:background-color="transparent" style:font-name-asian="Times New Roman" style:font-size-asian="12pt" style:language-asian="ja" style:country-asian="JP"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Subtitle" style:class="text">
      <style:paragraph-properties fo:text-align="center" style:justify-single-word="false"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line-height="150%" fo:text-align="justify" style:justify-single-word="false" fo:hyphenation-ladder-count="no-limit" fo:hyphenation-keep="auto" loext:hyphenation-keep-type="column" fo:text-indent="1.251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list-style-name="Numbering_20_1" style:class="text" style:master-page-name="">
      <loext:graphic-properties draw:fill="none" draw:fill-image-name="Painted_20_White" draw:fill-image-width="1cm" draw:fill-image-height="1cm" style:repeat="repeat" draw:fill-image-ref-point-x="0%" draw:fill-image-ref-point-y="0%" draw:fill-image-ref-point="center" draw:tile-repeat-offset="0% vertical"/>
      <style:paragraph-properties fo:margin-left="0cm" fo:margin-right="0cm" fo:margin-top="0.25cm" fo:margin-bottom="0.499cm" style:contextual-spacing="false" fo:line-height="150%" fo:hyphenation-ladder-count="no-limit" fo:hyphenation-keep="auto" loext:hyphenation-keep-type="column" style:page-number="auto" fo:background-color="transparent">
        <style:tab-stops/>
      </style:paragraph-properties>
      <style:text-properties style:font-name="Arial" fo:font-family="Arial" style:font-family-generic="swiss" style:font-pitch="variable" fo:font-size="1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list-style-name="Numbering_20_2" style:list-level="2" style:class="text" style:master-page-name="">
      <style:paragraph-properties fo:margin-top="0.25cm" fo:margin-bottom="0.499cm" style:contextual-spacing="false" fo:line-height="150%" fo:hyphenation-ladder-count="no-limit" fo:hyphenation-keep="auto" loext:hyphenation-keep-type="column" style:page-number="auto" text:number-lines="false" text:line-number="0">
        <style:tab-stops/>
      </style:paragraph-properties>
      <style:text-properties style:font-name="Arial" fo:font-family="Arial" style:font-family-generic="swiss" style:font-pitch="variable" fo:font-size="12pt" fo:font-style="normal" fo:font-weight="bold" style:font-name-asian="Arial" style:font-family-asian="Arial" style:font-family-generic-asian="swiss" style:font-pitch-asian="variable" style:font-size-asian="14pt" style:font-style-asian="normal" style:font-weight-asian="bold" style:font-name-complex="Arial" style:font-family-complex="Arial" style:font-family-generic-complex="swiss" style:font-pitch-complex="variable" style:font-size-complex="14pt" style:font-style-complex="normal"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auto-update="true" style:default-outline-level="3" style:class="text">
      <style:paragraph-properties fo:margin-top="0cm" fo:margin-bottom="0.6cm" style:contextual-spacing="false" fo:hyphenation-ladder-count="no-limit" fo:hyphenation-keep="auto" loext:hyphenation-keep-type="column"/>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List_20_4" style:next-style-name="Standard" style:auto-update="true" style:default-outline-level="4" style:class="text">
      <style:paragraph-properties fo:margin-left="0cm" fo:margin-top="0.6cm" fo:margin-bottom="0.6cm" style:contextual-spacing="false" fo:hyphenation-ladder-count="no-limit" fo:hyphenation-keep="auto" loext:hyphenation-keep-type="column" fo:text-indent="0cm" style:auto-text-indent="false">
        <style:tab-stops/>
      </style:paragraph-properties>
      <style:text-properties fo:font-style="italic" fo:font-weight="bold" style:font-style-asian="italic" style:font-weight-asian="bold" style:font-name-complex="Arial" style:font-family-complex="Arial" style:font-family-generic-complex="swiss" style:font-pitch-complex="variable"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rst_20_line_20_indent" style:display-name="First line indent" style:family="paragraph" style:parent-style-name="Standard" style:class="text">
      <style:paragraph-properties fo:hyphenation-ladder-count="no-limit" fo:hyphenation-keep="auto" loext:hyphenation-keep-type="column" fo:text-indent="0.6cm" style:auto-text-indent="false"/>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List_20_4" style:display-name="List 4" style:family="paragraph" style:parent-style-name="List" style:class="list">
      <style:paragraph-properties fo:margin-left="2cm" fo:margin-top="0cm" fo:margin-bottom="0.212cm" style:contextual-spacing="false" fo:hyphenation-ladder-count="no-limit" fo:hyphenation-keep="auto" loext:hyphenation-keep-type="column" fo:text-indent="-0.499cm" style:auto-text-indent="false">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text-align="end" style:justify-single-word="false" fo:hyphenation-ladder-count="no-limit" fo:hyphenation-keep="auto" loext:hyphenation-keep-type="column"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fo:hyphenation-keep="auto" loext:hyphenation-keep-type="column"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fo:hyphenation-keep="auto" loext:hyphenation-keep-type="column" text:number-lines="false" text:line-number="0">
        <style:tab-stops>
          <style:tab-stop style:position="7.999cm" style:type="center"/>
          <style:tab-stop style:position="16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llustration"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hyphenation-ladder-count="no-limit" fo:hyphenation-keep="auto" loext:hyphenation-keep-type="column" fo:text-indent="-0.499cm" style:auto-text-indent="false" text:number-lines="false" text:line-number="0">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fo:hyphenation-keep="auto" loext:hyphenation-keep-type="column"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fo:hyphenation-keep="auto" loext:hyphenation-keep-type="column" text:number-lines="false" text:line-number="0"/>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6.999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499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hyphenation-ladder-count="no-limit" fo:hyphenation-keep="auto" loext:hyphenation-keep-type="column">
        <style:tab-stops>
          <style:tab-stop style:position="1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hyphenation-ladder-count="no-limit" fo:hyphenation-keep="auto" loext:hyphenation-keep-type="column">
        <style:tab-stops>
          <style:tab-stop style:position="15.501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1.997cm" fo:hyphenation-ladder-count="no-limit" fo:hyphenation-keep="auto" loext:hyphenation-keep-type="column">
        <style:tab-stops>
          <style:tab-stop style:position="15.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fo:hyphenation-keep="auto" loext:hyphenation-keep-type="column"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fo:hyphenation-keep="auto" loext:hyphenation-keep-type="column">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2.496cm" fo:hyphenation-ladder-count="no-limit" fo:hyphenation-keep="auto" loext:hyphenation-keep-type="column">
        <style:tab-stops>
          <style:tab-stop style:position="14.5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2.995cm" fo:hyphenation-ladder-count="no-limit" fo:hyphenation-keep="auto" loext:hyphenation-keep-type="column">
        <style:tab-stops>
          <style:tab-stop style:position="14.0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3.494cm" fo:hyphenation-ladder-count="no-limit" fo:hyphenation-keep="auto" loext:hyphenation-keep-type="column">
        <style:tab-stops>
          <style:tab-stop style:position="13.50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margin-left="3.993cm" fo:hyphenation-ladder-count="no-limit" fo:hyphenation-keep="auto" loext:hyphenation-keep-type="column">
        <style:tab-stops>
          <style:tab-stop style:position="13.005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margin-left="4.493cm" fo:hyphenation-ladder-count="no-limit" fo:hyphenation-keep="auto" loext:hyphenation-keep-type="column">
        <style:tab-stops>
          <style:tab-stop style:position="12.50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paragraph-properties fo:text-align="start" style:justify-single-word="false" fo:hyphenation-ladder-count="no-limit" fo:hyphenation-keep="auto" loext:hyphenation-keep-type="column"/>
      <style:text-properties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ize-complex="16pt"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line-height="150%" fo:hyphenation-ladder-count="no-limit" fo:hyphenation-keep="auto" loext:hyphenation-keep-type="column">
        <style:tab-stops>
          <style:tab-stop style:position="16cm" style:type="right" style:leader-style="dotted" style:leader-text="."/>
        </style:tab-stops>
      </style:paragraph-properties>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fo:hyphenation-keep="auto" loext:hyphenation-keep-type="column" text:number-lines="false" text:line-number="0"/>
      <style:text-properties fo:font-size="16pt" style:font-size-asian="16pt" style:font-size-complex="16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hyphenation-ladder-count="no-limit" fo:hyphenation-keep="auto" loext:hyphenation-keep-type="column"/>
      <style:text-properties fo:font-size="14pt" fo:font-style="italic" style:font-size-asian="14pt" style:font-style-asian="italic" style:font-size-complex="14pt" style:font-style-complex="italic"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Monografia_5f_Texto" style:display-name="Monografia_Texto" style:family="paragraph" style:parent-style-name="Standard">
      <style:paragraph-properties fo:margin-top="0cm" fo:margin-bottom="0.4cm" style:contextual-spacing="false" fo:line-height="150%" fo:text-align="justify" style:justify-single-word="false" fo:hyphenation-ladder-count="no-limit" fo:hyphenation-keep="auto" loext:hyphenation-keep-type="column" fo:text-indent="1.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ulo_20_Capitulos" style:display-name="Titulo Capitulos" style:family="paragraph" style:parent-style-name="Heading_20_1" style:next-style-name="Contents_20_Heading" style:default-outline-level="1" style:list-style-name="">
      <style:paragraph-properties fo:hyphenation-ladder-count="no-limit" fo:hyphenation-keep="auto" loext:hyphenation-keep-type="column"/>
      <style:text-properties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ntents_20_1_20__28_user_29_" style:display-name="Contents 1 (user)" style:family="paragraph">
      <style:paragraph-properties fo:margin-left="1.27cm" fo:hyphenation-ladder-count="no-limit" fo:hyphenation-keep="auto" loext:hyphenation-keep-type="column" fo:text-indent="-0.758cm" style:auto-text-indent="false">
        <style:tab-stops/>
      </style:paragraph-properties>
      <style:text-properties fo:hyphenate="false" loext:hyphenation-no-caps="false" loext:hyphenation-no-last-word="false" loext:hyphenation-word-char-count="no-limit" loext:hyphenation-zone="no-limit"/>
    </style:style>
    <style:style style:name="Contents_20_2_20__28_user_29_" style:display-name="Contents 2 (user)" style:family="paragraph">
      <style:paragraph-properties fo:margin-left="2.54cm" fo:hyphenation-ladder-count="no-limit" fo:hyphenation-keep="auto" loext:hyphenation-keep-type="column" fo:text-indent="-0.758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Contents_20_3_20__28_user_29_" style:display-name="Contents 3 (user)" style:family="paragraph">
      <style:paragraph-properties fo:margin-left="3.81cm" fo:hyphenation-ladder-count="no-limit" fo:hyphenation-keep="auto" loext:hyphenation-keep-type="column" fo:text-indent="-0.758cm" style:auto-text-indent="false">
        <style:tab-stops/>
      </style:paragraph-properties>
      <style:text-properties style:font-name="Arial" fo:font-family="Arial" style:font-family-generic="swiss" style:font-pitch="variable" fo:hyphenate="false" loext:hyphenation-no-caps="false" loext:hyphenation-no-last-word="false" loext:hyphenation-word-char-count="no-limit" loext:hyphenation-zone="no-limit"/>
    </style:style>
    <style:style style:name="Contents_20_4_20__28_user_29_" style:display-name="Contents 4 (user)" style:family="paragraph">
      <style:paragraph-properties fo:margin-left="5.08cm" fo:hyphenation-ladder-count="no-limit" fo:hyphenation-keep="auto" loext:hyphenation-keep-type="column" fo:text-indent="-0.758cm" style:auto-text-indent="false">
        <style:tab-stops/>
      </style:paragraph-properties>
      <style:text-properties fo:hyphenate="false" loext:hyphenation-no-caps="false" loext:hyphenation-no-last-word="false" loext:hyphenation-word-char-count="no-limit" loext:hyphenation-zone="no-limit"/>
    </style:style>
    <style:style style:name="Numbered_20_Heading_20_1" style:display-name="Numbered Heading 1" style:family="paragraph" style:parent-style-name="Heading_20_1_20__28_user_29_">
      <style:paragraph-properties fo:margin-top="0cm" fo:margin-bottom="0cm" style:contextual-spacing="false" fo:hyphenation-ladder-count="no-limit" fo:hyphenation-keep="auto" loext:hyphenation-keep-type="column">
        <style:tab-stops>
          <style:tab-stop style:position="0.76cm"/>
        </style:tab-stops>
      </style:paragraph-properties>
      <style:text-properties style:font-name="Times New Roman" fo:font-family="'Times New Roman'" style:font-family-generic="roman" style:font-pitch="variable" fo:font-size="12pt" fo:font-weight="normal" style:font-name-asian="Times New Roman" style:font-family-asian="'Times New Roman'" style:font-family-generic-asian="roman" style:font-pitch-asian="variable" style:font-size-asian="12pt" style:font-weight-asian="normal" style:font-name-complex="Tahoma" style:font-family-complex="Tahoma" style:font-family-generic-complex="swiss" style:font-pitch-complex="variable" style:font-size-complex="12pt" style:font-weight-complex="normal" fo:hyphenate="false" loext:hyphenation-no-caps="false" loext:hyphenation-no-last-word="false" loext:hyphenation-word-char-count="no-limit" loext:hyphenation-zone="no-limit"/>
    </style:style>
    <style:style style:name="Heading_20_1_20__28_user_29_" style:display-name="Heading 1 (user)" style:family="paragraph">
      <style:paragraph-properties fo:margin-top="0.776cm" fo:margin-bottom="0.106cm" style:contextual-spacing="false" fo:hyphenation-ladder-count="no-limit" fo:hyphenation-keep="auto" loext:hyphenation-keep-type="column"/>
      <style:text-properties style:font-name="Arial" fo:font-family="Arial" style:font-family-generic="swiss" style:font-pitch="variable" fo:font-size="17pt" fo:font-weight="bold" style:font-name-asian="Arial" style:font-family-asian="Arial" style:font-family-generic-asian="swiss" style:font-pitch-asian="variable" style:font-size-asian="17pt" style:font-weight-asian="bold" style:font-name-complex="Arial" style:font-family-complex="Arial" style:font-family-generic-complex="swiss" style:font-pitch-complex="variable" style:font-size-complex="17pt" style:font-weight-complex="bold" fo:hyphenate="false" loext:hyphenation-no-caps="false" loext:hyphenation-no-last-word="false" loext:hyphenation-word-char-count="no-limit" loext:hyphenation-zone="no-limit"/>
    </style:style>
    <style:style style:name="Numbered_20_Heading_20_2" style:display-name="Numbered Heading 2" style:family="paragraph" style:parent-style-name="Heading_20_2_20__28_user_29_">
      <style:paragraph-properties fo:margin-top="0cm" fo:margin-bottom="0cm" style:contextual-spacing="false" fo:hyphenation-ladder-count="no-limit" fo:hyphenation-keep="auto" loext:hyphenation-keep-type="column">
        <style:tab-stops>
          <style:tab-stop style:position="0.76cm"/>
        </style:tab-stops>
      </style:paragraph-properties>
      <style:text-properties style:font-name="Times New Roman" fo:font-family="'Times New Roman'" style:font-family-generic="roman" style:font-pitch="variable" fo:font-size="12pt" fo:font-weight="normal" style:font-name-asian="Times New Roman" style:font-family-asian="'Times New Roman'" style:font-family-generic-asian="roman" style:font-pitch-asian="variable" style:font-size-asian="12pt" style:font-weight-asian="normal" style:font-name-complex="Tahoma" style:font-family-complex="Tahoma" style:font-family-generic-complex="swiss" style:font-pitch-complex="variable" style:font-size-complex="12pt" style:font-weight-complex="normal" fo:hyphenate="false" loext:hyphenation-no-caps="false" loext:hyphenation-no-last-word="false" loext:hyphenation-word-char-count="no-limit" loext:hyphenation-zone="no-limit"/>
    </style:style>
    <style:style style:name="Heading_20_2_20__28_user_29_" style:display-name="Heading 2 (user)" style:family="paragraph">
      <style:paragraph-properties fo:margin-top="0.776cm" fo:margin-bottom="0.106cm" style:contextual-spacing="false" fo:hyphenation-ladder-count="no-limit" fo:hyphenation-keep="auto" loext:hyphenation-keep-type="column"/>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Square_20_List" style:display-name="Square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Lower_20_Roman_20_List" style:display-name="Lower Roman List" style:family="paragraph" style:next-style-name="Standard">
      <style:paragraph-properties fo:margin-left="1.27cm" fo:hyphenation-ladder-count="no-limit" fo:hyphenation-keep="auto" loext:hyphenation-keep-type="column" fo:text-indent="-0.758cm" style:auto-text-indent="false">
        <style:tab-stops/>
      </style:paragraph-properties>
      <style:text-properties fo:hyphenate="false" loext:hyphenation-no-caps="false" loext:hyphenation-no-last-word="false" loext:hyphenation-word-char-count="no-limit" loext:hyphenation-zone="no-limit"/>
    </style:style>
    <style:style style:name="Diamond_20_List" style:display-name="Diamond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Numbered_20_List" style:display-name="Numbered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Triangle_20_List" style:display-name="Triangle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Numbered_20_Heading_20_3" style:display-name="Numbered Heading 3" style:family="paragraph" style:parent-style-name="Heading_20_3_20__28_user_29_">
      <style:paragraph-properties fo:margin-top="0cm" fo:margin-bottom="0cm" style:contextual-spacing="false" fo:hyphenation-ladder-count="no-limit" fo:hyphenation-keep="auto" loext:hyphenation-keep-type="column">
        <style:tab-stops>
          <style:tab-stop style:position="0.76cm"/>
        </style:tab-stops>
      </style:paragraph-properties>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ahoma" style:font-family-complex="Tahoma" style:font-family-generic-complex="swiss" style:font-pitch-complex="variable" style:font-weight-complex="normal" fo:hyphenate="false" loext:hyphenation-no-caps="false" loext:hyphenation-no-last-word="false" loext:hyphenation-word-char-count="no-limit" loext:hyphenation-zone="no-limit"/>
    </style:style>
    <style:style style:name="Heading_20_3_20__28_user_29_" style:display-name="Heading 3 (user)" style:family="paragraph">
      <style:paragraph-properties fo:margin-top="0.776cm" fo:margin-bottom="0.106cm" style:contextual-spacing="false" fo:hyphenation-ladder-count="no-limit" fo:hyphenation-keep="auto" loext:hyphenation-keep-type="column"/>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Dashed_20_List" style:display-name="Dashed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Upper_20_Roman_20_List" style:display-name="Upper Roman List" style:family="paragraph" style:parent-style-name="Numbered_20_List" style:nex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4_20__28_user_29_" style:display-name="Heading 4 (user)" style:family="paragraph">
      <style:paragraph-properties fo:margin-top="0.776cm" fo:margin-bottom="0.106cm" style:contextual-spacing="false" fo:hyphenation-ladder-count="no-limit" fo:hyphenation-keep="auto" loext:hyphenation-keep-type="column"/>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loext:hyphenation-no-last-word="false" loext:hyphenation-word-char-count="no-limit" loext:hyphenation-zone="no-limit"/>
    </style:style>
    <style:style style:name="Heart_20_List" style:display-name="Heart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Contents_20_Header" style:display-name="Contents Header" style:family="paragraph">
      <style:paragraph-properties fo:margin-top="0.423cm" fo:margin-bottom="0.21cm" style:contextual-spacing="false" fo:text-align="center" style:justify-single-word="false" fo:hyphenation-ladder-count="no-limit" fo:hyphenation-keep="auto" loext:hyphenation-keep-type="column"/>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Upper_20_Case_20_List" style:display-name="Upper Case List" style:family="paragraph" style:parent-style-name="Numbered_20_List" style:nex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Bullet_20_List" style:display-name="Bullet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Hand_20_List" style:display-name="Hand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Tick_20_List" style:display-name="Tick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Lower_20_Case_20_List" style:display-name="Lower Case List" style:family="paragraph" style:parent-style-name="Numbered_20_List" style:nex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exto_20_em_20_bloco" style:display-name="Texto em bloco" style:family="paragraph" style:next-style-name="Standard">
      <style:paragraph-properties fo:margin-left="2.54cm" fo:margin-right="2.54cm" fo:margin-top="0cm" fo:margin-bottom="0.21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Section_20_Heading" style:display-name="Section Heading" style:family="paragraph" style:parent-style-name="Numbered_20_Heading_20_1">
      <style:paragraph-properties fo:hyphenation-ladder-count="no-limit" fo:hyphenation-keep="auto" loext:hyphenation-keep-type="column">
        <style:tab-stops>
          <style:tab-stop style:position="2.794cm"/>
        </style:tab-stops>
      </style:paragraph-properties>
      <style:text-properties fo:hyphenate="false" loext:hyphenation-no-caps="false" loext:hyphenation-no-last-word="false" loext:hyphenation-word-char-count="no-limit" loext:hyphenation-zone="no-limit"/>
    </style:style>
    <style:style style:name="Implies_20_List" style:display-name="Implies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Box_20_List" style:display-name="Box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Star_20_List" style:display-name="Star List" style:family="paragraph" style:parent-style-name="Standard" style:next-style-name="Standard">
      <style:paragraph-properties fo:margin-left="1.27cm" fo:hyphenation-ladder-count="no-limit" fo:hyphenation-keep="auto" loext:hyphenation-keep-type="column" fo:text-indent="-0.758cm" style:auto-text-indent="false" style:text-autospace="none">
        <style:tab-stops/>
      </style:paragraph-properties>
      <style:text-properties fo:hyphenate="false" loext:hyphenation-no-caps="false" loext:hyphenation-no-last-word="false" loext:hyphenation-word-char-count="no-limit" loext:hyphenation-zone="no-limit"/>
    </style:style>
    <style:style style:name="Texto_20_sem_20_Formatação" style:display-name="Texto sem Formatação" style:family="paragraph" style:next-style-name="Standard">
      <style:paragraph-properties fo:hyphenation-ladder-count="no-limit" fo:hyphenation-keep="auto" loext:hyphenation-keep-type="column"/>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Chapter_20_Heading" style:display-name="Chapter Heading" style:family="paragraph" style:parent-style-name="Numbered_20_Heading_20_1">
      <style:paragraph-properties fo:hyphenation-ladder-count="no-limit" fo:hyphenation-keep="auto" loext:hyphenation-keep-type="column">
        <style:tab-stops>
          <style:tab-stop style:position="2.794cm"/>
        </style:tab-stops>
      </style:paragraph-properties>
      <style:text-properties fo:hyphenate="false" loext:hyphenation-no-caps="false" loext:hyphenation-no-last-word="false" loext:hyphenation-word-char-count="no-limit" loext:hyphenation-zone="no-limit"/>
    </style:style>
    <style:style style:name="WW-Corpo_20_de_20_texto_20_2" style:display-name="WW-Corpo de texto 2" style:family="paragraph" style:parent-style-name="Standard">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Objeto_20_com_20_seta" style:display-name="Objeto com seta"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Objeto_20_com_20_sombra" style:display-name="Objeto com sombra"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Objeto_20_sem_20_preenchimento" style:display-name="Objeto sem preenchimento"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rpo_20_do_20_texto_20_justificado" style:display-name="Corpo do texto justificado"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1" style:family="paragraph" style:parent-style-name="Standard">
      <style:paragraph-properties fo:text-align="center"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2" style:family="paragraph" style:parent-style-name="Standard">
      <style:paragraph-properties fo:margin-left="0.199cm" fo:margin-right="0.199cm" fo:margin-top="0.101cm" fo:margin-bottom="0.101cm" style:contextual-spacing="false" fo:text-align="center" style:justify-single-word="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Título_20_Principal1" style:display-name="Título Principal1" style:family="paragraph" style:parent-style-name="Standard">
      <style:paragraph-properties fo:margin-top="0.42cm" fo:margin-bottom="0.21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Principal2" style:display-name="Título Principal2" style:family="paragraph" style:parent-style-name="Standard">
      <style:paragraph-properties fo:margin-top="0.42cm" fo:margin-bottom="0.21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nha_20_de_20_Dimensão" style:display-name="Linha de Dimensão"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adrão_7e_LT_7e_Gliederung_20_1" style:display-name="Padrão~LT~Gliederung 1" style:family="paragraph" style:parent-style-name="Standard">
      <style:paragraph-properties fo:margin-left="1.199cm" fo:margin-top="0cm" fo:margin-bottom="0.499cm" style:contextual-spacing="false" fo:hyphenation-ladder-count="no-limit" fo:hyphenation-keep="auto" loext:hyphenation-keep-type="column" fo:text-indent="-0.9cm" style:auto-text-indent="false" style:text-autospace="none">
        <style:tab-stops/>
      </style:paragraph-properties>
      <style:text-properties style:font-name="Tahoma" fo:font-family="Tahoma" style:font-family-generic="swiss" style:font-pitch="variable" fo:font-size="31.5pt" style:font-name-asian="Tahoma" style:font-family-asian="Tahoma" style:font-family-generic-asian="swiss" style:font-pitch-asian="variable" style:font-size-asian="31.5pt" style:font-size-complex="31.5pt" fo:hyphenate="false" loext:hyphenation-no-caps="false" loext:hyphenation-no-last-word="false" loext:hyphenation-word-char-count="no-limit" loext:hyphenation-zone="no-limit"/>
    </style:style>
    <style:style style:name="Padrão_7e_LT_7e_Gliederung_20_2" style:display-name="Padrão~LT~Gliederung 2" style:family="paragraph" style:parent-style-name="Padrão_7e_LT_7e_Gliederung_20_1">
      <style:paragraph-properties fo:margin-left="2.401cm" fo:margin-top="0cm" fo:margin-bottom="0.4cm" style:contextual-spacing="false" fo:hyphenation-ladder-count="no-limit" fo:hyphenation-keep="auto" loext:hyphenation-keep-type="column" fo:text-indent="-0.801cm" style:auto-text-indent="false">
        <style:tab-stops/>
      </style:paragraph-properties>
      <style:text-properties fo:font-size="28pt" style:font-size-asian="28pt" style:font-size-complex="28pt" fo:hyphenate="false" loext:hyphenation-no-caps="false" loext:hyphenation-no-last-word="false" loext:hyphenation-word-char-count="no-limit" loext:hyphenation-zone="no-limit"/>
    </style:style>
    <style:style style:name="Padrão_7e_LT_7e_Gliederung_20_3" style:display-name="Padrão~LT~Gliederung 3" style:family="paragraph" style:parent-style-name="Padrão_7e_LT_7e_Gliederung_20_2">
      <style:paragraph-properties fo:margin-left="3.6cm" fo:margin-top="0cm" fo:margin-bottom="0.3cm" style:contextual-spacing="false" fo:hyphenation-ladder-count="no-limit" fo:hyphenation-keep="auto" loext:hyphenation-keep-type="column" fo:text-indent="-0.6cm" style:auto-text-indent="false">
        <style:tab-stops/>
      </style:paragraph-properties>
      <style:text-properties fo:font-size="24pt" style:font-size-asian="24pt" style:font-size-complex="24pt" fo:hyphenate="false" loext:hyphenation-no-caps="false" loext:hyphenation-no-last-word="false" loext:hyphenation-word-char-count="no-limit" loext:hyphenation-zone="no-limit"/>
    </style:style>
    <style:style style:name="Padrão_7e_LT_7e_Gliederung_20_4" style:display-name="Padrão~LT~Gliederung 4" style:family="paragraph" style:parent-style-name="Padrão_7e_LT_7e_Gliederung_20_3">
      <style:paragraph-properties fo:margin-left="4.8cm" fo:margin-top="0cm" fo:margin-bottom="0.199cm" style:contextual-spacing="false" fo:hyphenation-ladder-count="no-limit" fo:hyphenation-keep="auto" loext:hyphenation-keep-type="column">
        <style:tab-stops/>
      </style:paragraph-properties>
      <style:text-properties fo:font-size="20pt" style:font-size-asian="20pt" style:font-size-complex="20pt" fo:hyphenate="false" loext:hyphenation-no-caps="false" loext:hyphenation-no-last-word="false" loext:hyphenation-word-char-count="no-limit" loext:hyphenation-zone="no-limit"/>
    </style:style>
    <style:style style:name="Padrão_7e_LT_7e_Gliederung_20_5" style:display-name="Padrão~LT~Gliederung 5" style:family="paragraph" style:parent-style-name="Padrão_7e_LT_7e_Gliederung_20_4">
      <style:paragraph-properties fo:margin-left="6.001cm" fo:margin-top="0cm" fo:margin-bottom="0.101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adrão_7e_LT_7e_Gliederung_20_6" style:display-name="Padrão~LT~Gliederung 6" style:family="paragraph" style:parent-style-name="Padrão_7e_LT_7e_Gliederung_20_5">
      <style:paragraph-properties fo:margin-left="7.2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adrão_7e_LT_7e_Gliederung_20_7" style:display-name="Padrão~LT~Gliederung 7" style:family="paragraph" style:parent-style-name="Padrão_7e_LT_7e_Gliederung_20_6">
      <style:paragraph-properties fo:margin-left="8.4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adrão_7e_LT_7e_Gliederung_20_8" style:display-name="Padrão~LT~Gliederung 8" style:family="paragraph" style:parent-style-name="Padrão_7e_LT_7e_Gliederung_20_7">
      <style:paragraph-properties fo:margin-left="9.6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adrão_7e_LT_7e_Gliederung_20_9" style:display-name="Padrão~LT~Gliederung 9" style:family="paragraph" style:parent-style-name="Padrão_7e_LT_7e_Gliederung_20_8">
      <style:paragraph-properties fo:margin-left="1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Padrão_7e_LT_7e_Titel" style:display-name="Padrão~LT~Titel" style:family="paragraph" style:parent-style-name="Standard">
      <style:paragraph-properties fo:text-align="center" style:justify-single-word="false" fo:hyphenation-ladder-count="no-limit" fo:hyphenation-keep="auto" loext:hyphenation-keep-type="column"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size-complex="44pt" fo:hyphenate="false" loext:hyphenation-no-caps="false" loext:hyphenation-no-last-word="false" loext:hyphenation-word-char-count="no-limit" loext:hyphenation-zone="no-limit"/>
    </style:style>
    <style:style style:name="Padrão_7e_LT_7e_Untertitel" style:display-name="Padrão~LT~Untertitel" style:family="paragraph" style:parent-style-name="Standard">
      <style:paragraph-properties fo:text-align="center" style:justify-single-word="false" fo:hyphenation-ladder-count="no-limit" fo:hyphenation-keep="auto" loext:hyphenation-keep-type="column" fo:text-indent="-0.6cm"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size-complex="32pt" fo:hyphenate="false" loext:hyphenation-no-caps="false" loext:hyphenation-no-last-word="false" loext:hyphenation-word-char-count="no-limit" loext:hyphenation-zone="no-limit"/>
    </style:style>
    <style:style style:name="Padrão_7e_LT_7e_Notizen" style:display-name="Padrão~LT~Notizen" style:family="paragraph" style:parent-style-name="Standard">
      <style:paragraph-properties fo:margin-left="0.6cm" fo:hyphenation-ladder-count="no-limit" fo:hyphenation-keep="auto" loext:hyphenation-keep-type="column" fo:text-indent="-0.6cm" style:auto-text-indent="false" style:text-autospace="non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size-complex="20pt" fo:hyphenate="false" loext:hyphenation-no-caps="false" loext:hyphenation-no-last-word="false" loext:hyphenation-word-char-count="no-limit" loext:hyphenation-zone="no-limit"/>
    </style:style>
    <style:style style:name="Padrão_7e_LT_7e_Hintergrundobjekte" style:display-name="Padrão~LT~Hintergrundobjekte" style:family="paragraph" style:parent-style-name="Standard">
      <style:paragraph-properties fo:hyphenation-ladder-count="no-limit" fo:hyphenation-keep="auto" loext:hyphenation-keep-type="column" style:text-autospace="none"/>
      <style:text-properties fo:hyphenate="false" loext:hyphenation-no-caps="false" loext:hyphenation-no-last-word="false" loext:hyphenation-word-char-count="no-limit" loext:hyphenation-zone="no-limit"/>
    </style:style>
    <style:style style:name="Padrão_7e_LT_7e_Hintergrund" style:display-name="Padrão~LT~Hintergrund" style:family="paragraph" style:parent-style-name="Standard">
      <style:paragraph-properties fo:hyphenation-ladder-count="no-limit" fo:hyphenation-keep="auto" loext:hyphenation-keep-type="column" style:text-autospace="none"/>
      <style:text-properties fo:hyphenate="false" loext:hyphenation-no-caps="false" loext:hyphenation-no-last-word="false" loext:hyphenation-word-char-count="no-limit" loext:hyphenation-zone="no-limit"/>
    </style:style>
    <style:style style:name="Objetos_20_de_20_plano_20_de_20_fundo" style:display-name="Objetos de plano de fundo" style:family="paragraph" style:parent-style-name="Standard">
      <style:paragraph-properties fo:hyphenation-ladder-count="no-limit" fo:hyphenation-keep="auto" loext:hyphenation-keep-type="column" style:text-autospace="none"/>
      <style:text-properties fo:hyphenate="false" loext:hyphenation-no-caps="false" loext:hyphenation-no-last-word="false" loext:hyphenation-word-char-count="no-limit" loext:hyphenation-zone="no-limit"/>
    </style:style>
    <style:style style:name="Plano_20_de_20_Fundo" style:display-name="Plano de Fundo" style:family="paragraph" style:parent-style-name="Standard">
      <style:paragraph-properties fo:hyphenation-ladder-count="no-limit" fo:hyphenation-keep="auto" loext:hyphenation-keep-type="column" style:text-autospace="none"/>
      <style:text-properties fo:hyphenate="false" loext:hyphenation-no-caps="false" loext:hyphenation-no-last-word="false" loext:hyphenation-word-char-count="no-limit" loext:hyphenation-zone="no-limit"/>
    </style:style>
    <style:style style:name="Notas" style:family="paragraph" style:parent-style-name="Standard">
      <style:paragraph-properties fo:margin-left="0.6cm" fo:hyphenation-ladder-count="no-limit" fo:hyphenation-keep="auto" loext:hyphenation-keep-type="column" fo:text-indent="-0.6cm" style:auto-text-indent="false" style:text-autospace="none">
        <style:tab-stops/>
      </style:paragraph-properties>
      <style:text-properties style:font-name="Tahoma" fo:font-family="Tahoma" style:font-family-generic="swiss" style:font-pitch="variable" fo:font-size="20pt" style:font-name-asian="Tahoma" style:font-family-asian="Tahoma" style:font-family-generic-asian="swiss" style:font-pitch-asian="variable" style:font-size-asian="20pt" style:font-size-complex="20pt" fo:hyphenate="false" loext:hyphenation-no-caps="false" loext:hyphenation-no-last-word="false" loext:hyphenation-word-char-count="no-limit" loext:hyphenation-zone="no-limit"/>
    </style:style>
    <style:style style:name="Estrutura_20_de_20_Tópicos_20_1" style:display-name="Estrutura de Tópicos 1" style:family="paragraph" style:parent-style-name="Standard">
      <style:paragraph-properties fo:margin-left="1.199cm" fo:margin-top="0cm" fo:margin-bottom="0.499cm" style:contextual-spacing="false" fo:hyphenation-ladder-count="no-limit" fo:hyphenation-keep="auto" loext:hyphenation-keep-type="column" fo:text-indent="-0.9cm" style:auto-text-indent="false" style:text-autospace="none">
        <style:tab-stops/>
      </style:paragraph-properties>
      <style:text-properties style:font-name="Tahoma" fo:font-family="Tahoma" style:font-family-generic="swiss" style:font-pitch="variable" fo:font-size="31.5pt" style:font-name-asian="Tahoma" style:font-family-asian="Tahoma" style:font-family-generic-asian="swiss" style:font-pitch-asian="variable" style:font-size-asian="31.5pt" style:font-size-complex="31.5pt" fo:hyphenate="false" loext:hyphenation-no-caps="false" loext:hyphenation-no-last-word="false" loext:hyphenation-word-char-count="no-limit" loext:hyphenation-zone="no-limit"/>
    </style:style>
    <style:style style:name="Estrutura_20_de_20_Tópicos_20_2" style:display-name="Estrutura de Tópicos 2" style:family="paragraph" style:parent-style-name="Estrutura_20_de_20_Tópicos_20_1">
      <style:paragraph-properties fo:margin-left="2.401cm" fo:margin-top="0cm" fo:margin-bottom="0.4cm" style:contextual-spacing="false" fo:hyphenation-ladder-count="no-limit" fo:hyphenation-keep="auto" loext:hyphenation-keep-type="column" fo:text-indent="-0.801cm" style:auto-text-indent="false">
        <style:tab-stops/>
      </style:paragraph-properties>
      <style:text-properties fo:font-size="28pt" style:font-size-asian="28pt" style:font-size-complex="28pt" fo:hyphenate="false" loext:hyphenation-no-caps="false" loext:hyphenation-no-last-word="false" loext:hyphenation-word-char-count="no-limit" loext:hyphenation-zone="no-limit"/>
    </style:style>
    <style:style style:name="Estrutura_20_de_20_Tópicos_20_3" style:display-name="Estrutura de Tópicos 3" style:family="paragraph" style:parent-style-name="Estrutura_20_de_20_Tópicos_20_2">
      <style:paragraph-properties fo:margin-left="3.6cm" fo:margin-top="0cm" fo:margin-bottom="0.3cm" style:contextual-spacing="false" fo:hyphenation-ladder-count="no-limit" fo:hyphenation-keep="auto" loext:hyphenation-keep-type="column" fo:text-indent="-0.6cm" style:auto-text-indent="false">
        <style:tab-stops/>
      </style:paragraph-properties>
      <style:text-properties fo:font-size="24pt" style:font-size-asian="24pt" style:font-size-complex="24pt" fo:hyphenate="false" loext:hyphenation-no-caps="false" loext:hyphenation-no-last-word="false" loext:hyphenation-word-char-count="no-limit" loext:hyphenation-zone="no-limit"/>
    </style:style>
    <style:style style:name="Estrutura_20_de_20_Tópicos_20_4" style:display-name="Estrutura de Tópicos 4" style:family="paragraph" style:parent-style-name="Estrutura_20_de_20_Tópicos_20_3">
      <style:paragraph-properties fo:margin-left="4.8cm" fo:margin-top="0cm" fo:margin-bottom="0.199cm" style:contextual-spacing="false" fo:hyphenation-ladder-count="no-limit" fo:hyphenation-keep="auto" loext:hyphenation-keep-type="column">
        <style:tab-stops/>
      </style:paragraph-properties>
      <style:text-properties fo:font-size="20pt" style:font-size-asian="20pt" style:font-size-complex="20pt" fo:hyphenate="false" loext:hyphenation-no-caps="false" loext:hyphenation-no-last-word="false" loext:hyphenation-word-char-count="no-limit" loext:hyphenation-zone="no-limit"/>
    </style:style>
    <style:style style:name="Estrutura_20_de_20_Tópicos_20_5" style:display-name="Estrutura de Tópicos 5" style:family="paragraph" style:parent-style-name="Estrutura_20_de_20_Tópicos_20_4">
      <style:paragraph-properties fo:margin-left="6.001cm" fo:margin-top="0cm" fo:margin-bottom="0.101cm"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strutura_20_de_20_Tópicos_20_6" style:display-name="Estrutura de Tópicos 6" style:family="paragraph" style:parent-style-name="Estrutura_20_de_20_Tópicos_20_5">
      <style:paragraph-properties fo:margin-left="7.2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strutura_20_de_20_Tópicos_20_7" style:display-name="Estrutura de Tópicos 7" style:family="paragraph" style:parent-style-name="Estrutura_20_de_20_Tópicos_20_6">
      <style:paragraph-properties fo:margin-left="8.4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strutura_20_de_20_Tópicos_20_8" style:display-name="Estrutura de Tópicos 8" style:family="paragraph" style:parent-style-name="Estrutura_20_de_20_Tópicos_20_7">
      <style:paragraph-properties fo:margin-left="9.601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Estrutura_20_de_20_Tópicos_20_9" style:display-name="Estrutura de Tópicos 9" style:family="paragraph" style:parent-style-name="Estrutura_20_de_20_Tópicos_20_8">
      <style:paragraph-properties fo:margin-left="10.8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76cm" fo:margin-bottom="0.176cm" style:contextual-spacing="false" fo:hyphenation-ladder-count="no-limit" fo:hyphenation-keep="auto" loext:hyphenation-keep-type="column"/>
      <style:text-properties style:font-name="Tahoma" fo:font-family="Tahoma" style:font-family-generic="swiss" style:font-pitch="variable" fo:font-size="9pt" style:font-name-asian="Arial Unicode MS" style:font-family-asian="'Arial Unicode MS'" style:font-family-generic-asian="swiss" style:font-pitch-asian="variable" style:font-size-asian="9pt" fo:hyphenate="false" loext:hyphenation-no-caps="false" loext:hyphenation-no-last-word="false" loext:hyphenation-word-char-count="no-limit" loext:hyphenation-zone="no-limit"/>
    </style:style>
    <style:style style:name="Foto" style:family="paragraph" style:parent-style-name="Cap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Name_28_2_29_" style:display-name="NoName(2)" style:family="paragraph">
      <style:paragraph-properties fo:margin-top="0cm" fo:margin-bottom="0.4cm" style:contextual-spacing="false" fo:line-height="150%" fo:text-align="justify" style:justify-single-word="false" fo:hyphenation-ladder-count="no-limit" fo:hyphenation-keep="auto" loext:hyphenation-keep-type="column" fo:text-indent="1.499cm"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Gráfico" style:family="paragraph" style:parent-style-name="Cap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inuação" style:family="paragraph" style:parent-style-name="Caption">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1" style:display-name="Monografia_Titulo1" style:family="paragraph" style:parent-style-name="Heading_20_1" style:next-style-name="Standard" style:auto-update="true" style:default-outline-level="1" style:list-style-name="">
      <style:paragraph-properties fo:text-align="justify" style:justify-single-word="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2" style:display-name="Monografia_Titulo2" style:family="paragraph" style:parent-style-name="Heading_20_2" style:next-style-name="Monografia_5f_Titulo3" style:default-outline-level="2">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3" style:display-name="Monografia_Titulo3" style:family="paragraph" style:parent-style-name="Heading_20_3" style:next-style-name="Monografia_5f_Texto" style:default-outline-level="3">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4" style:display-name="Monografia_Titulo4" style:family="paragraph" style:parent-style-name="Heading_20_4" style:next-style-name="Standard" style:default-outline-level="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5" style:display-name="Monografia_Titulo5" style:family="paragraph" style:parent-style-name="Monografia_5f_Titulo4" style:default-outline-level="4">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Monografia_5f_Titulo_5f_Capa" style:display-name="Monografia_Titulo_Capa" style:family="paragraph" style:parent-style-name="Standard">
      <style:paragraph-properties fo:line-height="150%" fo:text-align="center" style:justify-single-word="false" fo:hyphenation-ladder-count="no-limit" fo:hyphenation-keep="auto" loext:hyphenation-keep-type="column"/>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o_20_de_20_comentário" style:display-name="Texto de comentário"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exto_20_de_20_balão" style:display-name="Texto de balão" style:family="paragraph" style:parent-style-name="Normal">
      <style:paragraph-properties fo:hyphenation-ladder-count="no-limit" fo:hyphenation-keep="auto" loext:hyphenation-keep-type="column"/>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erro" style:family="paragraph" style:parent-style-name="Text_20_body">
      <style:paragraph-properties fo:margin-top="0cm" fo:margin-bottom="0.499cm" style:contextual-spacing="false" fo:text-indent="0cm" style:auto-text-indent="false"/>
    </style:style>
    <style:style style:name="Fonte_20_parág._20_padrão" style:display-name="Fonte parág. padrão" style:family="text"/>
    <style:style style:name="Footnote_20_Symbol" style:display-name="Footnote Symbol" style:family="text"/>
    <style:style style:name="Page_20_Number" style:display-name="Page Number" style:family="text">
      <style:text-properties fo:color="#4c4c4c" loext:opacity="100%"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xto_20_de_20_nota_20_de_20_fim1" style:display-name="Texto de nota de fim1" style:family="text" style:parent-style-name="Normal1">
      <style:text-properties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ahoma" style:font-family-complex="Tahoma" style:font-family-generic-complex="swiss" style:font-pitch-complex="variable" style:font-size-complex="12pt"/>
    </style:style>
    <style:style style:name="Normal1" style:family="text">
      <style:text-properties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ef._20_de_20_nota_20_de_20_fim" style:display-name="Ref. de nota de fim" style:family="text">
      <style:text-properties style:text-position="super 65%" fo:font-size="10pt" style:font-size-asian="10pt" style:font-size-complex="10pt"/>
    </style:style>
    <style:style style:name="Texto_20_de_20_nota_20_de_20_rodapé1" style:display-name="Texto de nota de rodapé1" style:family="text" style:parent-style-name="Normal1">
      <style:text-properties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ahoma" style:font-family-complex="Tahoma" style:font-family-generic-complex="swiss" style:font-pitch-complex="variable" style:font-size-complex="10pt"/>
    </style:style>
    <style:style style:name="Ref._20_de_20_nota_20_de_20_rodapé" style:display-name="Ref. de nota de rodapé" style:family="text">
      <style:text-properties style:text-position="super 65%" fo:font-size="10pt" style:font-size-asian="10pt" style:font-size-complex="10pt"/>
    </style:style>
    <style:style style:name="WW-Caracteres_20_de_20_Nota_20_de_20_Rodapé" style:display-name="WW-Caracteres de Nota de Rodapé"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9LVL4" style:display-name="WW_CharLFO9LVL4" style:family="text">
      <style:text-properties style:font-name="StarSymbol" fo:font-family="StarSymbol" style:font-family-generic="system" style:font-charset="x-symbol"/>
    </style:style>
    <style:style style:name="WW_5f_CharLFO9LVL5" style:display-name="WW_CharLFO9LVL5" style:family="text">
      <style:text-properties style:font-name="StarSymbol" fo:font-family="StarSymbol" style:font-family-generic="system" style:font-charset="x-symbol"/>
    </style:style>
    <style:style style:name="WW_5f_CharLFO9LVL6" style:display-name="WW_CharLFO9LVL6" style:family="text">
      <style:text-properties style:font-name="StarSymbol" fo:font-family="StarSymbol" style:font-family-generic="system" style:font-charset="x-symbol"/>
    </style:style>
    <style:style style:name="WW_5f_CharLFO9LVL7" style:display-name="WW_CharLFO9LVL7" style:family="text">
      <style:text-properties style:font-name="StarSymbol" fo:font-family="StarSymbol" style:font-family-generic="system" style:font-charset="x-symbol"/>
    </style:style>
    <style:style style:name="WW_5f_CharLFO9LVL8" style:display-name="WW_CharLFO9LVL8" style:family="text">
      <style:text-properties style:font-name="StarSymbol" fo:font-family="StarSymbol" style:font-family-generic="system" style:font-charset="x-symbol"/>
    </style:style>
    <style:style style:name="WW_5f_CharLFO9LVL9" style:display-name="WW_CharLFO9LVL9" style:family="text">
      <style:text-properties style:font-name="StarSymbol" fo:font-family="StarSymbol" style:font-family-generic="system" style:font-charset="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0LVL1" style:display-name="WW_CharLFO10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2" style:display-name="WW_CharLFO10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3" style:display-name="WW_CharLFO10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4" style:display-name="WW_CharLFO10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5" style:display-name="WW_CharLFO10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6" style:display-name="WW_CharLFO10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7" style:display-name="WW_CharLFO10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8" style:display-name="WW_CharLFO10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0LVL9" style:display-name="WW_CharLFO10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1" style:display-name="WW_CharLFO11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2" style:display-name="WW_CharLFO11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3" style:display-name="WW_CharLFO11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4" style:display-name="WW_CharLFO11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5" style:display-name="WW_CharLFO11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6" style:display-name="WW_CharLFO11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7" style:display-name="WW_CharLFO11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8" style:display-name="WW_CharLFO11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1LVL9" style:display-name="WW_CharLFO11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1" style:display-name="WW_CharLFO12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2" style:display-name="WW_CharLFO12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3" style:display-name="WW_CharLFO12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4" style:display-name="WW_CharLFO12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5" style:display-name="WW_CharLFO12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6" style:display-name="WW_CharLFO12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7" style:display-name="WW_CharLFO12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8" style:display-name="WW_CharLFO12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2LVL9" style:display-name="WW_CharLFO12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1" style:display-name="WW_CharLFO13LVL1"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2" style:display-name="WW_CharLFO13LVL2"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3" style:display-name="WW_CharLFO13LVL3"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4" style:display-name="WW_CharLFO13LVL4"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5" style:display-name="WW_CharLFO13LVL5"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6" style:display-name="WW_CharLFO13LVL6"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7" style:display-name="WW_CharLFO13LVL7"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8" style:display-name="WW_CharLFO13LVL8"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WW_5f_CharLFO13LVL9" style:display-name="WW_CharLFO13LVL9"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2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2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2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2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2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2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2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2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2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WW_5f_CharLFO3LVL1" loext:num-list-format="%1%"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_5f_CharLFO3LVL2" loext:num-list-format="%2%"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_5f_CharLFO3LVL3" loext:num-list-format="%3%"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4" text:style-name="WW_5f_CharLFO3LVL4" loext:num-list-format="%4%"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5" text:style-name="WW_5f_CharLFO3LVL5" loext:num-list-format="%5%"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6" text:style-name="WW_5f_CharLFO3LVL6" loext:num-list-format="%6%"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7" text:style-name="WW_5f_CharLFO3LVL7" loext:num-list-format="%7%"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8" text:style-name="WW_5f_CharLFO3LVL8" loext:num-list-format="%8%"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9" text:style-name="WW_5f_CharLFO3LVL9" loext:num-list-format="%9%"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5" style:display-name="List 5">
      <text:list-level-style-bullet text:level="1" text:style-name="WW_5f_CharLFO4LVL1" loext:num-list-format="%1%" text:bullet-char="✗">
        <style:list-level-properties text:list-level-position-and-space-mode="label-alignment">
          <style:list-level-label-alignment text:label-followed-by="listtab" fo:text-indent="-0.4cm" fo:margin-left="0.4cm"/>
        </style:list-level-properties>
        <style:text-properties style:font-name="StarSymbol"/>
      </text:list-level-style-bullet>
      <text:list-level-style-bullet text:level="2" text:style-name="WW_5f_CharLFO4LVL2" loext:num-list-format="%2%" text:bullet-char="✗">
        <style:list-level-properties text:list-level-position-and-space-mode="label-alignment">
          <style:list-level-label-alignment text:label-followed-by="listtab" fo:text-indent="-0.4cm" fo:margin-left="0.801cm"/>
        </style:list-level-properties>
        <style:text-properties style:font-name="StarSymbol"/>
      </text:list-level-style-bullet>
      <text:list-level-style-bullet text:level="3" text:style-name="WW_5f_CharLFO4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4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4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4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4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4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4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loext:num-list-format="%1%." style:num-suffix="." style:num-format="I">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number text:level="2" loext:num-list-format="%1%.%2%." style:num-suffix="." style:num-format="1" text:start-value="2" text:display-levels="2">
        <style:list-level-properties text:list-level-position-and-space-mode="label-alignment">
          <style:list-level-label-alignment text:label-followed-by="listtab" fo:text-indent="-0.651cm" fo:margin-left="1.101cm"/>
        </style:list-level-properties>
      </text:list-level-style-number>
      <text:list-level-style-number text:level="3" loext:num-list-format="%3%)" style:num-suffix=")" style:num-format="a" style:num-letter-sync="true" text:start-value="3">
        <style:list-level-properties text:list-level-position-and-space-mode="label-alignment">
          <style:list-level-label-alignment text:label-followed-by="listtab" fo:text-indent="-0.45cm" fo:margin-left="1.55cm"/>
        </style:list-level-properties>
      </text:list-level-style-number>
      <text:list-level-style-bullet text:level="4" text:style-name="WW_5f_CharLFO9LVL4" loext:num-list-format="%4%" text:bullet-char="•">
        <style:list-level-properties text:list-level-position-and-space-mode="label-alignment">
          <style:list-level-label-alignment text:label-followed-by="listtab" fo:text-indent="-0.395cm" fo:margin-left="2cm"/>
        </style:list-level-properties>
        <style:text-properties style:font-name="StarSymbol"/>
      </text:list-level-style-bullet>
      <text:list-level-style-bullet text:level="5" text:style-name="WW_5f_CharLFO9LVL5" loext:num-list-format="%5%" text:bullet-char="•">
        <style:list-level-properties text:list-level-position-and-space-mode="label-alignment">
          <style:list-level-label-alignment text:label-followed-by="listtab" fo:text-indent="-0.395cm" fo:margin-left="2.395cm"/>
        </style:list-level-properties>
        <style:text-properties style:font-name="StarSymbol"/>
      </text:list-level-style-bullet>
      <text:list-level-style-bullet text:level="6" text:style-name="WW_5f_CharLFO9LVL6" loext:num-list-format="%6%" text:bullet-char="•">
        <style:list-level-properties text:list-level-position-and-space-mode="label-alignment">
          <style:list-level-label-alignment text:label-followed-by="listtab" fo:text-indent="-0.395cm" fo:margin-left="2.79cm"/>
        </style:list-level-properties>
        <style:text-properties style:font-name="StarSymbol"/>
      </text:list-level-style-bullet>
      <text:list-level-style-bullet text:level="7" text:style-name="WW_5f_CharLFO9LVL7" loext:num-list-format="%7%" text:bullet-char="•">
        <style:list-level-properties text:list-level-position-and-space-mode="label-alignment">
          <style:list-level-label-alignment text:label-followed-by="listtab" fo:text-indent="-0.395cm" fo:margin-left="3.186cm"/>
        </style:list-level-properties>
        <style:text-properties style:font-name="StarSymbol"/>
      </text:list-level-style-bullet>
      <text:list-level-style-bullet text:level="8" text:style-name="WW_5f_CharLFO9LVL8" loext:num-list-format="%8%" text:bullet-char="•">
        <style:list-level-properties text:list-level-position-and-space-mode="label-alignment">
          <style:list-level-label-alignment text:label-followed-by="listtab" fo:text-indent="-0.395cm" fo:margin-left="3.581cm"/>
        </style:list-level-properties>
        <style:text-properties style:font-name="StarSymbol"/>
      </text:list-level-style-bullet>
      <text:list-level-style-bullet text:level="9" text:style-name="WW_5f_CharLFO9LVL9" loext:num-list-format="%9%" text:bullet-char="•">
        <style:list-level-properties text:list-level-position-and-space-mode="label-alignment">
          <style:list-level-label-alignment text:label-followed-by="listtab" fo:text-indent="-0.395cm" fo:margin-left="3.976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text:citation-style-name="Endnote_20_Symbol"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7</text:page-number></text:p>
      </style:footer>
      <style:footer-left>
        <text:p text:style-name="MP1"><text:bookmark-start text:name="PageNumWizard_FOOTER_Estilo_de_página_Pa"/><text:page-number text:select-page="current">6</text:page-number><text:bookmark-end text:name="PageNumWizard_FOOTER_Estilo_de_página_Pa"/></text:p>
      </style:footer-left>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Monografia</dc:title>
    <dc:description>Copyleft (C) 2006 Marcelo Castro Andreo

Este arquivo Ã© de livre distribuiÃ§Ã£o, sendo permitida sua cÃ³pia e distribuiÃ§Ã£o no todo ou em parte, nos termos da GPL GNU, conforme publicada pela free Software Foundation, [FundaÃ§Ã£o do Software Livre] em sua versÃ£o corrente. NÃƒO POSSUI O MESMO, NEHUMA GARANTIA, EXPLÃCITAS OU IMPLÃCITAS, COMERCIAIS OU DE ATENDIMENTO A UMA DETERMINADA FINALIDADE. Consulte a LicenÃ§a Publica Geral GNU para maiores detalhes.

Free Software Foundation, Inc. 675 Mass Ave, Cambridge, MA 02139, USA

	Esta Ã© uma pequena contribuiÃ§Ã£o, para uma comunidade usuÃ¡ria do OpenOffice.org (BrOffice.org). 
Neste modelo de monografia, os tÃ­tulos e subtÃ­tulos possuem estilos de parÃ¡grafos  especÃ­ficos como, por exemplo: Monografia_TÃ­tulo1, Monografia_Texto. AlÃ©m disso, tambÃ©m hÃ¡ uma separaÃ§Ã£o de estilos de pÃ¡gina, de maneira que em cada estilo haja um tipo de numeraÃ§Ã£o (algarismos romanos ou arÃ¡bicos) conveniente Ã  sua funÃ§Ã£o dentro de uma monografia ou relatÃ³rio de pesquisa.
O presente modelo foi feito tendo como base as normas de apresentaÃ§Ã£o da UFPR, que por sua vez, baseia-se nas normas da ABNT. Como essas entidades estÃ£o constantemente revisando suas instruÃ§Ãµes normativas, este modelo nÃ£o pode ser considerado uma referÃªncia absoluta. O usuÃ¡rio deve consultar os manuais de sua instituiÃ§Ã£o e verificar o quanto ele estÃ¡ de acordo, e realizar as mudanÃ§as nos estilos de parÃ¡grafo, fonte e pÃ¡gina necessÃ¡rias. 
Creio que, apesar disso, ter ajudado a poupar-lhe um tempo precioso, e ajudar-lhe no que Ã© realmente importante: a produÃ§Ã£o de conhecimento.
Bom Trabalho em sua Monografia/RelatÃ³rio de Pesquisa, e que , de alguma forma, o resultado de seu trabalho seja revertido em benefÃ­cio da sociedade, tornando-a mais inclusiva, justa e igualitÃ¡ria. Se vocÃª por algum motivo o quiser, me mande uma mensagem. marceloandreo@gmail.com.br

LICENÃ‡A PÃšBLICA GERAL GNU
		       VersÃ£o 2, junho de 1991

 This is an unofficial translation of the GNU General Public License
 into Brazilian Portuguese. It was</dc:description>
    <dc:subject>Trabalhos acadêmicos</dc:subject>
    <meta:keyword>Monografia</meta:keyword>
    <meta:initial-creator>Marcelo Andreo</meta:initial-creator>
    <meta:creation-date>2024-11-07T23:10:00Z</meta:creation-date>
    <dc:date>2024-11-07T22:41:38.470000000</dc:date>
    <meta:print-date>2024-11-07T22:38:36.983000000</meta:print-date>
    <meta:editing-cycles>14</meta:editing-cycles>
    <meta:editing-duration>PT31M56S</meta:editing-duration>
    <meta:printed-by>Arquivos PDF</meta:printed-by>
    <meta:document-statistic meta:table-count="0" meta:image-count="0" meta:object-count="0" meta:page-count="7" meta:paragraph-count="56" meta:word-count="1764" meta:character-count="12501" meta:non-whitespace-character-count="10800"/>
    <meta:user-defined meta:name="Info 1"/>
    <meta:user-defined meta:name="Info 2"/>
    <meta:user-defined meta:name="Info 3"/>
    <meta:user-defined meta:name="Info 4"/>
    <meta:template xlink:type="simple" xlink:actuate="onRequest" xlink:title="" xlink:href="../../../../../../Downloads/mini_artigo_cientifico(correção)%20(1).odt/Monografia_Modelo.ott"/>
  </office:meta>
</office:document-meta>
</file>